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985cm" style:rel-column-width="19202*"/>
    </style:style>
    <style:style style:name="Tableau1.B" style:family="table-column">
      <style:table-column-properties style:column-width="2.224cm" style:rel-column-width="8570*"/>
    </style:style>
    <style:style style:name="Tableau1.C" style:family="table-column">
      <style:table-column-properties style:column-width="2.224cm" style:rel-column-width="8569*"/>
    </style:style>
    <style:style style:name="Tableau1.E" style:family="table-column">
      <style:table-column-properties style:column-width="2.506cm" style:rel-column-width="9654*"/>
    </style:style>
    <style:style style:name="Tableau1.F" style:family="table-column">
      <style:table-column-properties style:column-width="2.847cm" style:rel-column-width="10970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16511*"/>
    </style:style>
    <style:style style:name="Tabla5.B" style:family="table-column">
      <style:table-column-properties style:column-width="12.726cm" style:rel-column-width="49024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style:font-size-asian="10pt" style:font-size-complex="10pt"/>
    </style:style>
    <style:style style:name="P14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_20_Text">
      <style:text-properties style:font-name="Times New Roman" fo:font-size="12pt" style:font-size-asian="12pt" style:font-size-complex="12pt"/>
    </style:style>
    <style:style style:name="P16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19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text-properties style:font-name="Times New Roman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CARTONES VILLA MARINA S.A.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2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2">Srta. Rosario Mory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Fecha: <text:span text:style-name="T1">05/08/2021</text:span>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table:number-columns-spanned="2" office:value-type="string">
            <text:p text:style-name="P7">Orden de Compra N°: OC-GA21-0002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8">Descripción</text:p>
            </table:table-cell>
            <table:table-cell table:style-name="Tableau1.A1" office:value-type="string">
              <text:p text:style-name="P18">Test</text:p>
            </table:table-cell>
            <table:table-cell table:style-name="Tableau1.A1" office:value-type="string">
              <text:p text:style-name="P18">Tipo <text:s/>Impresión</text:p>
            </table:table-cell>
            <table:table-cell table:style-name="Tableau1.A1" office:value-type="string">
              <text:p text:style-name="P18">Cantidad</text:p>
            </table:table-cell>
            <table:table-cell table:style-name="Tableau1.A1" office:value-type="string">
              <text:p text:style-name="P18">Precio Unitario</text:p>
            </table:table-cell>
            <table:table-cell table:style-name="Tableau1.F1" office:value-type="string">
              <text:p text:style-name="P18">Total ($) </text:p>
              <text:p text:style-name="P18">USD</text:p>
            </table:table-cell>
          </table:table-row>
        </table:table-header-rows>
        <table:table-row>
          <table:table-cell table:style-name="Tableau1.A2" office:value-type="string">
            <text:p text:style-name="P8">CAJA DE POLLO BB KRAFT CON IMPRESION<text:line-break/>Impresión con el logotipo Genetica Avicola (Test: 250, Tipo impresión: FLEXO<text:line-break/>DIMENSIONES cm:<text:line-break/>Largo: 62.10<text:line-break/>Ancho:45.90<text:line-break/>Alto: 14.30</text:p>
            <text:p text:style-name="P8"/>
            <text:p text:style-name="P8"/>
            <text:p text:style-name="P8"/>
          </table:table-cell>
          <table:table-cell table:style-name="Tableau1.A2" office:value-type="string">
            <text:p text:style-name="P9">TEST 250</text:p>
          </table:table-cell>
          <table:table-cell table:style-name="Tableau1.A2" office:value-type="string">
            <text:p text:style-name="P9">Flexo</text:p>
          </table:table-cell>
          <table:table-cell table:style-name="Tableau1.A2" office:value-type="string">
            <text:p text:style-name="P9">2000</text:p>
          </table:table-cell>
          <table:table-cell table:style-name="Tableau1.A2" office:value-type="string">
            <text:p text:style-name="P9">1.288</text:p>
          </table:table-cell>
          <table:table-cell table:style-name="Tableau1.F2" office:value-type="string">
            <text:p text:style-name="P10">2576</text:p>
            <text:p text:style-name="P10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2" office:value-type="string">
            <text:p text:style-name="P1">Total ($) USD</text:p>
          </table:table-cell>
          <table:table-cell table:style-name="Tableau1.F2" office:value-type="string">
            <text:p text:style-name="P4">2576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Forma de Pago:</text:p>
          </table:table-cell>
          <table:table-cell table:style-name="Tabla5.B1" office:value-type="string">
            <text:p text:style-name="P15">Factura Electrónica Negociable - Al Credito</text:p>
          </table:table-cell>
        </table:table-row>
      </table:table>
      <text:p text:style-name="Standard"/>
      <text:p text:style-name="Standard"><text:span text:style-name="T2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2">CORREO: </text:span><text:a xlink:type="simple" xlink:href="mailto:genetica_avicola@hotmail.com" text:style-name="Internet_20_link" text:visited-style-name="Visited_20_Internet_20_Link"><text:span text:style-name="T2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19">AV. ALEJANDRO BERTELLO MZ. C LT. 18 URB. LOS JAZMINES 4TA.ETAPA. CALLAO.</text:p>
      <text:p text:style-name="P19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19">Telefono: (01) 574-6313 <text:s/>/ <text:s/>955 786 826 <text:s/>/ <text:s text:c="2"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0:43:20</dc:date>
    <meta:editing-duration>P15DT18H56M26S</meta:editing-duration>
    <meta:editing-cycles>34</meta:editing-cycles>
    <meta:generator>OpenOffice/4.1.10$Win32 OpenOffice.org_project/4110m2$Build-9807</meta:generator>
    <meta:document-statistic meta:table-count="4" meta:image-count="1" meta:object-count="0" meta:page-count="1" meta:paragraph-count="39" meta:word-count="120" meta:character-count="880"/>
  </office:meta>
</office:document-meta>
</file>